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A3532AACC3B2CE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56mm" style:rel-column-width="32406*"/>
    </style:style>
    <style:style style:name="Table20.B" style:family="table-column">
      <style:table-column-properties style:column-width="40.45mm" style:rel-column-width="33129*"/>
    </style:style>
    <style:style style:name="Table2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0.B1" style:family="table-cell">
      <style:table-cell-properties fo:padding="0.97mm" fo:border="0.05pt solid #000000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31.94mm" style:rel-column-width="26164*"/>
    </style:style>
    <style:style style:name="Table3.B" style:family="table-column">
      <style:table-column-properties style:column-width="48.07mm" style:rel-column-width="39371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9" style:family="table">
      <style:table-properties style:width="64.06mm" table:align="left"/>
    </style:style>
    <style:style style:name="Table9.A" style:family="table-column">
      <style:table-column-properties style:column-width="64.06mm"/>
    </style:style>
    <style:style style:name="Table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803*"/>
    </style:style>
    <style:style style:name="Table26.B" style:family="table-column">
      <style:table-column-properties style:column-width="65.85mm" style:rel-column-width="3733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2" style:family="paragraph" style:parent-style-name="Preformatted_20_Text">
      <style:text-properties fo:language="en" fo:country="US" officeooo:rsid="0014d6fc" officeooo:paragraph-rsid="0014d6fc"/>
    </style:style>
    <style:style style:name="P3" style:family="paragraph" style:parent-style-name="Preformatted_20_Text">
      <style:text-properties fo:language="en" fo:country="US" officeooo:rsid="0014d6fc" officeooo:paragraph-rsid="0033870c"/>
    </style:style>
    <style:style style:name="P4" style:family="paragraph" style:parent-style-name="Preformatted_20_Text">
      <style:text-properties fo:language="en" fo:country="US" officeooo:rsid="0014d6fc" officeooo:paragraph-rsid="00c3a387"/>
    </style:style>
    <style:style style:name="P5" style:family="paragraph" style:parent-style-name="Preformatted_20_Text">
      <style:text-properties fo:language="en" fo:country="US" officeooo:rsid="00189797" officeooo:paragraph-rsid="00c3a387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8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9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1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3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2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3" style:family="paragraph" style:parent-style-name="Preformatted_20_Text">
      <style:text-properties officeooo:rsid="0022b967" officeooo:paragraph-rsid="00889025"/>
    </style:style>
    <style:style style:name="P24" style:family="paragraph" style:parent-style-name="Preformatted_20_Text">
      <style:text-properties officeooo:rsid="002496e2" officeooo:paragraph-rsid="00889025"/>
    </style:style>
    <style:style style:name="P25" style:family="paragraph" style:parent-style-name="Preformatted_20_Text">
      <style:text-properties officeooo:rsid="00255fc8" officeooo:paragraph-rsid="00889025"/>
    </style:style>
    <style:style style:name="P26" style:family="paragraph" style:parent-style-name="Preformatted_20_Text">
      <style:text-properties officeooo:rsid="002757b1" officeooo:paragraph-rsid="00889025"/>
    </style:style>
    <style:style style:name="P27" style:family="paragraph" style:parent-style-name="Preformatted_20_Text">
      <style:text-properties officeooo:rsid="0028b28a" officeooo:paragraph-rsid="00889025"/>
    </style:style>
    <style:style style:name="P28" style:family="paragraph" style:parent-style-name="Preformatted_20_Text">
      <style:text-properties officeooo:paragraph-rsid="00889025"/>
    </style:style>
    <style:style style:name="P29" style:family="paragraph" style:parent-style-name="Preformatted_20_Text">
      <style:text-properties officeooo:paragraph-rsid="0089f687"/>
    </style:style>
    <style:style style:name="P30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1" style:family="paragraph" style:parent-style-name="Preformatted_20_Text">
      <style:text-properties officeooo:paragraph-rsid="008ed4d2"/>
    </style:style>
    <style:style style:name="P32" style:family="paragraph" style:parent-style-name="Preformatted_20_Text">
      <style:text-properties officeooo:paragraph-rsid="005175dc"/>
    </style:style>
    <style:style style:name="P33" style:family="paragraph" style:parent-style-name="Preformatted_20_Text">
      <style:text-properties officeooo:rsid="001faf32" officeooo:paragraph-rsid="00a70531"/>
    </style:style>
    <style:style style:name="P34" style:family="paragraph" style:parent-style-name="Preformatted_20_Text">
      <style:text-properties fo:font-weight="bold" style:font-weight-asian="bold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font-weight="bold" officeooo:paragraph-rsid="00b50e79" style:font-weight-asian="bold" style:font-weight-complex="bold"/>
    </style:style>
    <style:style style:name="P36" style:family="paragraph" style:parent-style-name="Preformatted_20_Text">
      <style:text-properties officeooo:paragraph-rsid="00b50e79"/>
    </style:style>
    <style:style style:name="P37" style:family="paragraph" style:parent-style-name="Preformatted_20_Text">
      <style:text-properties officeooo:paragraph-rsid="00c04310"/>
    </style:style>
    <style:style style:name="P3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39" style:family="paragraph" style:parent-style-name="Preformatted_20_Text">
      <style:text-properties officeooo:paragraph-rsid="00cdefb2"/>
    </style:style>
    <style:style style:name="P40" style:family="paragraph" style:parent-style-name="Preformatted_20_Text">
      <style:text-properties officeooo:paragraph-rsid="00d050c0"/>
    </style:style>
    <style:style style:name="P4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42" style:family="paragraph" style:parent-style-name="Text_20_body">
      <style:text-properties fo:language="zxx" fo:country="none" officeooo:rsid="00255fc8" officeooo:paragraph-rsid="00787269" style:language-asian="zxx" style:country-asian="none" style:language-complex="zxx" style:country-complex="none"/>
    </style:style>
    <style:style style:name="P43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44" style:family="paragraph" style:parent-style-name="Text_20_body">
      <style:text-properties fo:language="zxx" fo:country="none" officeooo:rsid="002757b1" officeooo:paragraph-rsid="00787269" style:language-asian="zxx" style:country-asian="none" style:language-complex="zxx" style:country-complex="none"/>
    </style:style>
    <style:style style:name="P4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4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4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Text_20_body">
      <style:text-properties officeooo:paragraph-rsid="006f653e"/>
    </style:style>
    <style:style style:name="P49" style:family="paragraph" style:parent-style-name="Text_20_body">
      <style:text-properties fo:language="en" fo:country="US" officeooo:rsid="0014d6fc" officeooo:paragraph-rsid="00787269"/>
    </style:style>
    <style:style style:name="P50" style:family="paragraph" style:parent-style-name="Text_20_body">
      <style:text-properties officeooo:paragraph-rsid="00787269"/>
    </style:style>
    <style:style style:name="P51" style:family="paragraph" style:parent-style-name="Text_20_body">
      <style:text-properties officeooo:paragraph-rsid="00889025"/>
    </style:style>
    <style:style style:name="P52" style:family="paragraph" style:parent-style-name="Text_20_body">
      <style:text-properties fo:font-weight="bold" style:font-weight-asian="bold" style:font-weight-complex="bold"/>
    </style:style>
    <style:style style:name="P53" style:family="paragraph" style:parent-style-name="Text_20_body">
      <style:text-properties officeooo:paragraph-rsid="00c3a387"/>
    </style:style>
    <style:style style:name="P54" style:family="paragraph" style:parent-style-name="Text_20_body">
      <style:text-properties fo:font-weight="normal" officeooo:paragraph-rsid="00c4501e" style:font-weight-asian="normal" style:font-weight-complex="normal"/>
    </style:style>
    <style:style style:name="P55" style:family="paragraph" style:parent-style-name="Text_20_body">
      <style:text-properties officeooo:paragraph-rsid="00c61787"/>
    </style:style>
    <style:style style:name="P56" style:family="paragraph" style:parent-style-name="Text_20_body">
      <style:text-properties officeooo:paragraph-rsid="00b50e79"/>
    </style:style>
    <style:style style:name="P57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58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59" style:family="paragraph" style:parent-style-name="Preformatted_20_Text">
      <style:paragraph-properties fo:margin-top="0mm" fo:margin-bottom="4.99mm" loext:contextual-spacing="false"/>
      <style:text-properties officeooo:paragraph-rsid="00889025"/>
    </style:style>
    <style:style style:name="P60" style:family="paragraph" style:parent-style-name="Preformatted_20_Text">
      <style:paragraph-properties fo:margin-top="0mm" fo:margin-bottom="4.99mm" loext:contextual-spacing="false"/>
      <style:text-properties officeooo:paragraph-rsid="00b50e79"/>
    </style:style>
    <style:style style:name="P6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62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63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64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65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66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67" style:family="paragraph" style:parent-style-name="Standard">
      <style:text-properties officeooo:paragraph-rsid="00889025"/>
    </style:style>
    <style:style style:name="P68" style:family="paragraph" style:parent-style-name="Standard">
      <style:text-properties officeooo:paragraph-rsid="00b50e79"/>
    </style:style>
    <style:style style:name="P69" style:family="paragraph" style:parent-style-name="Standard">
      <style:paragraph-properties fo:text-align="start" style:justify-single-word="false"/>
      <style:text-properties officeooo:paragraph-rsid="00b50e79"/>
    </style:style>
    <style:style style:name="P70" style:family="paragraph" style:parent-style-name="Standard">
      <style:text-properties officeooo:paragraph-rsid="00c0ea5a"/>
    </style:style>
    <style:style style:name="P71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72" style:family="paragraph" style:parent-style-name="Title">
      <style:text-properties style:font-name="Liberation Mono" fo:font-size="70pt" style:font-size-asian="28pt" style:font-size-complex="28pt"/>
    </style:style>
    <style:style style:name="P73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74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75" style:family="paragraph" style:parent-style-name="Standard">
      <style:text-properties officeooo:paragraph-rsid="00d31dae"/>
    </style:style>
    <style:style style:name="P76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77" style:family="paragraph" style:parent-style-name="Standard">
      <style:text-properties officeooo:paragraph-rsid="00d7ff43"/>
    </style:style>
    <style:style style:name="P78" style:family="paragraph" style:parent-style-name="Standard">
      <style:text-properties officeooo:paragraph-rsid="00dcd366"/>
    </style:style>
    <style:style style:name="P79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80" style:family="paragraph" style:parent-style-name="Text_20_body">
      <style:text-properties fo:language="zxx" fo:country="none" officeooo:paragraph-rsid="00c61787" style:language-asian="zxx" style:country-asian="none" style:language-complex="zxx" style:country-complex="none"/>
    </style:style>
    <style:style style:name="P81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82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83" style:family="paragraph" style:parent-style-name="Text_20_body" style:list-style-name="L1"/>
    <style:style style:name="P84" style:family="paragraph" style:parent-style-name="Text_20_body">
      <style:text-properties officeooo:rsid="00255fc8" officeooo:paragraph-rsid="00dcd366"/>
    </style:style>
    <style:style style:name="P85" style:family="paragraph" style:parent-style-name="Text_20_body">
      <style:text-properties officeooo:paragraph-rsid="00dcd366"/>
    </style:style>
    <style:style style:name="P86" style:family="paragraph" style:parent-style-name="Text_20_body">
      <style:text-properties officeooo:rsid="002757b1" officeooo:paragraph-rsid="00dcd366"/>
    </style:style>
    <style:style style:name="P87" style:family="paragraph" style:parent-style-name="Text_20_body">
      <style:text-properties officeooo:paragraph-rsid="00dce054"/>
    </style:style>
    <style:style style:name="P88" style:family="paragraph" style:parent-style-name="Text_20_body">
      <style:text-properties officeooo:paragraph-rsid="00de9675"/>
    </style:style>
    <style:style style:name="P89" style:family="paragraph" style:parent-style-name="Text_20_body" style:list-style-name="L1">
      <style:paragraph-properties fo:margin-top="0mm" fo:margin-bottom="0mm" loext:contextual-spacing="false"/>
    </style:style>
    <style:style style:name="P90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9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92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9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94" style:family="paragraph" style:parent-style-name="Heading_20_1" style:list-style-name="">
      <style:text-properties fo:language="zxx" fo:country="none"/>
    </style:style>
    <style:style style:name="P95" style:family="paragraph" style:parent-style-name="Heading_20_1">
      <style:text-properties officeooo:paragraph-rsid="00dcd366"/>
    </style:style>
    <style:style style:name="P96" style:family="paragraph" style:parent-style-name="Heading_20_1">
      <style:paragraph-properties fo:margin-top="4.23mm" fo:margin-bottom="0.49mm" loext:contextual-spacing="false"/>
      <style:text-properties officeooo:paragraph-rsid="003e30dd"/>
    </style:style>
    <style:style style:name="P97" style:family="paragraph" style:parent-style-name="Heading_20_1">
      <style:paragraph-properties fo:break-before="page"/>
      <style:text-properties officeooo:paragraph-rsid="00dce054"/>
    </style:style>
    <style:style style:name="P98" style:family="paragraph" style:parent-style-name="Heading_20_1">
      <style:paragraph-properties fo:break-before="column"/>
    </style:style>
    <style:style style:name="P99" style:family="paragraph" style:parent-style-name="Heading_20_1">
      <style:paragraph-properties fo:break-before="column"/>
      <style:text-properties officeooo:paragraph-rsid="00b50e79"/>
    </style:style>
    <style:style style:name="P100" style:family="paragraph" style:parent-style-name="Heading_20_1">
      <style:paragraph-properties fo:margin-top="0mm" fo:margin-bottom="0mm" loext:contextual-spacing="false" fo:break-before="pag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10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102" style:family="paragraph" style:parent-style-name="Heading_20_3">
      <style:text-properties officeooo:paragraph-rsid="00b50e79"/>
    </style:style>
    <style:style style:name="P10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04" style:family="paragraph" style:parent-style-name="Heading_20_2">
      <style:text-properties fo:language="zxx" fo:country="none" officeooo:paragraph-rsid="008ed4d2" style:language-asian="zxx" style:country-asian="none" style:language-complex="zxx" style:country-complex="none"/>
    </style:style>
    <style:style style:name="P105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06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107" style:family="paragraph" style:parent-style-name="Heading_20_2">
      <style:text-properties fo:language="zxx" fo:country="none" officeooo:paragraph-rsid="00787269" style:language-asian="zxx" style:country-asian="none" style:language-complex="zxx" style:country-complex="none"/>
    </style:style>
    <style:style style:name="P108" style:family="paragraph" style:parent-style-name="Heading_20_2">
      <style:text-properties officeooo:paragraph-rsid="00b3a667"/>
    </style:style>
    <style:style style:name="P109" style:family="paragraph" style:parent-style-name="Heading_20_2">
      <style:text-properties officeooo:paragraph-rsid="00b50e79"/>
    </style:style>
    <style:style style:name="P110" style:family="paragraph" style:parent-style-name="Heading_20_2">
      <style:paragraph-properties fo:margin-top="1.5mm" fo:margin-bottom="2.12mm" loext:contextual-spacing="false"/>
      <style:text-properties fo:font-size="12.1000003814697pt" style:font-size-asian="16.1000003814697pt" style:font-size-complex="16.1000003814697pt"/>
    </style:style>
    <style:style style:name="P111" style:family="paragraph" style:parent-style-name="Heading_20_2">
      <style:paragraph-properties fo:margin-top="0mm" fo:margin-bottom="2.12mm" loext:contextual-spacing="false"/>
    </style:style>
    <style:style style:name="P112" style:family="paragraph" style:parent-style-name="Heading_20_2">
      <style:paragraph-properties fo:break-before="column"/>
    </style:style>
    <style:style style:name="P113" style:family="paragraph" style:parent-style-name="Heading_20_4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4" style:family="paragraph" style:parent-style-name="Heading_20_4">
      <style:paragraph-properties fo:break-before="page"/>
      <style:text-properties officeooo:paragraph-rsid="00dcd366"/>
    </style:style>
    <style:style style:name="P115" style:family="paragraph" style:parent-style-name="Preformatted_20_Text">
      <style:text-properties officeooo:paragraph-rsid="00cf59bd"/>
    </style:style>
    <style:style style:name="P116" style:family="paragraph" style:parent-style-name="Preformatted_20_Text">
      <style:text-properties officeooo:paragraph-rsid="00d7ff43"/>
    </style:style>
    <style:style style:name="P11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118" style:family="paragraph" style:parent-style-name="Preformatted_20_Text">
      <style:text-properties officeooo:rsid="002959e3" officeooo:paragraph-rsid="00dcd366"/>
    </style:style>
    <style:style style:name="P119" style:family="paragraph" style:parent-style-name="Preformatted_20_Text">
      <style:text-properties officeooo:paragraph-rsid="00dcd366"/>
    </style:style>
    <style:style style:name="P12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1" style:family="paragraph" style:parent-style-name="Preformatted_20_Text">
      <style:paragraph-properties fo:text-align="start" style:justify-single-word="false"/>
      <style:text-properties fo:language="zxx" fo:country="none" officeooo:paragraph-rsid="00dce054" style:language-asian="zxx" style:country-asian="none" style:language-complex="zxx" style:country-complex="none"/>
    </style:style>
    <style:style style:name="P122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12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124" style:family="paragraph" style:parent-style-name="Preformatted_20_Text">
      <style:text-properties officeooo:paragraph-rsid="00dce054"/>
    </style:style>
    <style:style style:name="P125" style:family="paragraph" style:parent-style-name="Preformatted_20_Text">
      <style:text-properties officeooo:rsid="00e17379" officeooo:paragraph-rsid="00e17379"/>
    </style:style>
    <style:style style:name="P12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28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29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131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" style:family="text">
      <style:text-properties fo:font-size="10pt" fo:language="zxx" fo:country="none" style:language-asian="zxx" style:country-asian="none" style:language-complex="zxx" style:country-complex="none"/>
    </style:style>
    <style:style style:name="T11" style:family="text">
      <style:text-properties fo:font-size="10pt" style:font-size-asian="10pt" style:font-size-complex="10pt" style:text-scale="95%"/>
    </style:style>
    <style:style style:name="T12" style:family="text">
      <style:text-properties style:font-name="Liberation Mono" fo:font-size="10pt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15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6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1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22" style:family="text">
      <style:text-properties style:font-name="Liberation Mono" fo:font-size="12pt" style:font-size-asian="10pt" style:font-size-complex="10pt" style:text-scale="95%"/>
    </style:style>
    <style:style style:name="T23" style:family="text">
      <style:text-properties fo:font-weight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 style:text-scale="96%"/>
    </style:style>
    <style:style style:name="T26" style:family="text">
      <style:text-properties officeooo:rsid="00389af9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89af9" style:font-weight-asian="normal" style:font-weight-complex="normal"/>
    </style:style>
    <style:style style:name="T29" style:family="text">
      <style:text-properties fo:font-weight="normal" officeooo:rsid="006f653e" style:font-weight-asian="normal" style:font-weight-complex="normal"/>
    </style:style>
    <style:style style:name="T30" style:family="text">
      <style:text-properties fo:font-weight="normal" officeooo:rsid="003b20f0" style:font-weight-asian="normal" style:font-weight-complex="normal"/>
    </style:style>
    <style:style style:name="T31" style:family="text">
      <style:text-properties fo:font-weight="normal" officeooo:rsid="00ac076c" style:font-weight-asian="normal" style:font-weight-complex="normal"/>
    </style:style>
    <style:style style:name="T32" style:family="text">
      <style:text-properties officeooo:rsid="003986a6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3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Liberation Serif" fo:font-weight="bold" style:font-weight-asian="bold" style:font-weight-complex="bold"/>
    </style:style>
    <style:style style:name="T37" style:family="text">
      <style:text-properties style:font-name="Liberation Serif" officeooo:rsid="009d69b1"/>
    </style:style>
    <style:style style:name="T38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39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40" style:family="text">
      <style:text-properties style:font-name="Liberation Serif" fo:font-size="12pt" style:font-size-asian="10pt" style:font-size-complex="10pt" style:text-scale="96%"/>
    </style:style>
    <style:style style:name="T41" style:family="text">
      <style:text-properties style:font-name="Liberation Serif" fo:font-size="12pt" officeooo:rsid="00cf59bd" style:font-size-asian="10pt" style:font-size-complex="10pt"/>
    </style:style>
    <style:style style:name="T42" style:family="text">
      <style:text-properties style:font-name="Liberation Serif" fo:font-size="12pt" officeooo:rsid="00ac076c" style:font-size-asian="10pt" style:font-size-complex="10pt"/>
    </style:style>
    <style:style style:name="T43" style:family="text">
      <style:text-properties style:font-name="Liberation Serif" style:text-scale="95%"/>
    </style:style>
    <style:style style:name="T44" style:family="text">
      <style:text-properties style:font-name="Liberation Serif" officeooo:rsid="00a9aa07" style:text-scale="95%"/>
    </style:style>
    <style:style style:name="T45" style:family="text">
      <style:text-properties officeooo:rsid="00489d25"/>
    </style:style>
    <style:style style:name="T46" style:family="text">
      <style:text-properties fo:font-style="italic"/>
    </style:style>
    <style:style style:name="T47" style:family="text">
      <style:text-properties officeooo:rsid="005581f4"/>
    </style:style>
    <style:style style:name="T48" style:family="text">
      <style:text-properties officeooo:rsid="005f1101"/>
    </style:style>
    <style:style style:name="T49" style:family="text">
      <style:text-properties fo:color="#000000" fo:font-weight="bold"/>
    </style:style>
    <style:style style:name="T50" style:family="text">
      <style:text-properties style:font-name="monospace"/>
    </style:style>
    <style:style style:name="T51" style:family="text">
      <style:text-properties style:font-name="monospace" officeooo:rsid="005f1101"/>
    </style:style>
    <style:style style:name="T52" style:family="text">
      <style:text-properties officeooo:rsid="00602682"/>
    </style:style>
    <style:style style:name="T53" style:family="text">
      <style:text-properties officeooo:rsid="00636fae"/>
    </style:style>
    <style:style style:name="T54" style:family="text">
      <style:text-properties officeooo:rsid="00647ed4"/>
    </style:style>
    <style:style style:name="T55" style:family="text">
      <style:text-properties officeooo:rsid="006f653e"/>
    </style:style>
    <style:style style:name="T56" style:family="text">
      <style:text-properties fo:language="zxx" fo:country="none" style:language-asian="zxx" style:country-asian="none" style:language-complex="zxx" style:country-complex="none"/>
    </style:style>
    <style:style style:name="T57" style:family="text">
      <style:text-properties fo:language="zxx" fo:country="none" officeooo:rsid="0033870c" style:language-asian="zxx" style:country-asian="none" style:language-complex="zxx" style:country-complex="none"/>
    </style:style>
    <style:style style:name="T58" style:family="text">
      <style:text-properties fo:language="zxx" fo:country="none" officeooo:rsid="001d9157" style:language-asian="zxx" style:country-asian="none" style:language-complex="zxx" style:country-complex="none"/>
    </style:style>
    <style:style style:name="T59" style:family="text">
      <style:text-properties fo:language="zxx" fo:country="none" officeooo:rsid="001fbd9c" style:language-asian="zxx" style:country-asian="none" style:language-complex="zxx" style:country-complex="none"/>
    </style:style>
    <style:style style:name="T60" style:family="text">
      <style:text-properties fo:language="zxx" fo:country="none" officeooo:rsid="003b20f0" style:language-asian="zxx" style:country-asian="none" style:language-complex="zxx" style:country-complex="none"/>
    </style:style>
    <style:style style:name="T61" style:family="text">
      <style:text-properties fo:language="zxx" fo:country="none" officeooo:rsid="002bb4ef" style:language-asian="zxx" style:country-asian="none" style:language-complex="zxx" style:country-complex="none"/>
    </style:style>
    <style:style style:name="T62" style:family="text">
      <style:text-properties fo:language="zxx" fo:country="none" officeooo:rsid="002d3ccc" style:language-asian="zxx" style:country-asian="none" style:language-complex="zxx" style:country-complex="none"/>
    </style:style>
    <style:style style:name="T63" style:family="text">
      <style:text-properties fo:language="zxx" fo:country="none" officeooo:rsid="0014d6fc" style:language-asian="zxx" style:country-asian="none" style:language-complex="zxx" style:country-complex="none"/>
    </style:style>
    <style:style style:name="T64" style:family="text">
      <style:text-properties fo:language="zxx" fo:country="none" officeooo:rsid="00819b96" style:language-asian="zxx" style:country-asian="none" style:language-complex="zxx" style:country-complex="none"/>
    </style:style>
    <style:style style:name="T65" style:family="text">
      <style:text-properties fo:language="zxx" fo:country="none" style:language-asian="zxx" style:country-asian="none" style:language-complex="zxx" style:country-complex="none" style:text-scale="97%"/>
    </style:style>
    <style:style style:name="T66" style:family="text">
      <style:text-properties fo:language="zxx" fo:country="none" style:language-asian="zxx" style:country-asian="none" style:language-complex="zxx" style:country-complex="none" style:text-scale="98%"/>
    </style:style>
    <style:style style:name="T67" style:family="text">
      <style:text-properties fo:language="zxx" fo:country="none" officeooo:rsid="009f4498" style:language-asian="zxx" style:country-asian="none" style:language-complex="zxx" style:country-complex="none"/>
    </style:style>
    <style:style style:name="T68" style:family="text">
      <style:text-properties fo:language="zxx" fo:country="none" officeooo:rsid="006f653e" style:language-asian="zxx" style:country-asian="none" style:language-complex="zxx" style:country-complex="none"/>
    </style:style>
    <style:style style:name="T69" style:family="text">
      <style:text-properties fo:language="zxx" fo:country="none" officeooo:rsid="00c3a387" style:language-asian="zxx" style:country-asian="none" style:language-complex="zxx" style:country-complex="none"/>
    </style:style>
    <style:style style:name="T70" style:family="text">
      <style:text-properties fo:language="zxx" fo:country="none" officeooo:rsid="00c4501e" style:language-asian="zxx" style:country-asian="none" style:language-complex="zxx" style:country-complex="none"/>
    </style:style>
    <style:style style:name="T71" style:family="text">
      <style:text-properties fo:language="zxx" fo:country="none" officeooo:rsid="00c9bdb2" style:language-asian="zxx" style:country-asian="none" style:language-complex="zxx" style:country-complex="none"/>
    </style:style>
    <style:style style:name="T72" style:family="text">
      <style:text-properties fo:language="zxx" fo:country="none" officeooo:rsid="00889025" style:language-asian="zxx" style:country-asian="none" style:language-complex="zxx" style:country-complex="none"/>
    </style:style>
    <style:style style:name="T73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7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77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78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fo:language="zxx" fo:country="none" fo:font-weight="bold" style:language-asian="zxx" style:country-asian="none" style:language-complex="zxx" style:country-complex="none"/>
    </style:style>
    <style:style style:name="T80" style:family="text">
      <style:text-properties fo:language="zxx" fo:country="none" fo:font-style="italic" style:language-asian="zxx" style:country-asian="none" style:language-complex="zxx" style:country-complex="none"/>
    </style:style>
    <style:style style:name="T8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8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8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84" style:family="text">
      <style:text-properties officeooo:rsid="00701ae9"/>
    </style:style>
    <style:style style:name="T85" style:family="text">
      <style:text-properties style:font-name-asian="NSimSun" style:font-name-complex="Liberation Mono"/>
    </style:style>
    <style:style style:name="T86" style:family="text">
      <style:text-properties officeooo:rsid="00369f7a" style:font-name-asian="NSimSun" style:font-name-complex="Liberation Mono"/>
    </style:style>
    <style:style style:name="T87" style:family="text">
      <style:text-properties officeooo:rsid="00b94b22" style:font-name-asian="NSimSun" style:font-name-complex="Liberation Mono"/>
    </style:style>
    <style:style style:name="T88" style:family="text">
      <style:text-properties officeooo:rsid="003b20f0"/>
    </style:style>
    <style:style style:name="T89" style:family="text">
      <style:text-properties style:text-scale="98%"/>
    </style:style>
    <style:style style:name="T9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9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92" style:family="text">
      <style:text-properties officeooo:rsid="008ed4d2"/>
    </style:style>
    <style:style style:name="T93" style:family="text">
      <style:text-properties officeooo:rsid="0091a3b5"/>
    </style:style>
    <style:style style:name="T94" style:family="text">
      <style:text-properties officeooo:rsid="00946df3"/>
    </style:style>
    <style:style style:name="T95" style:family="text">
      <style:text-properties officeooo:rsid="009a1201"/>
    </style:style>
    <style:style style:name="T96" style:family="text">
      <style:text-properties officeooo:rsid="009baf15"/>
    </style:style>
    <style:style style:name="T97" style:family="text">
      <style:text-properties officeooo:rsid="009f4498"/>
    </style:style>
    <style:style style:name="T98" style:family="text">
      <style:text-properties fo:font-size="6pt" style:font-size-asian="10pt" style:font-size-complex="10pt"/>
    </style:style>
    <style:style style:name="T99" style:family="text">
      <style:text-properties officeooo:rsid="00a70531"/>
    </style:style>
    <style:style style:name="T100" style:family="text">
      <style:text-properties officeooo:rsid="00ac076c"/>
    </style:style>
    <style:style style:name="T101" style:family="text">
      <style:text-properties officeooo:rsid="00ad27e1"/>
    </style:style>
    <style:style style:name="T102" style:family="text">
      <style:text-properties officeooo:rsid="00baef6e"/>
    </style:style>
    <style:style style:name="T103" style:family="text">
      <style:text-properties officeooo:rsid="00c04310"/>
    </style:style>
    <style:style style:name="T104" style:family="text">
      <style:text-properties officeooo:rsid="00c20a31"/>
    </style:style>
    <style:style style:name="T105" style:family="text">
      <style:text-properties fo:font-size="12.1000003814697pt" style:font-size-asian="16.1000003814697pt" style:font-size-complex="16.1000003814697pt"/>
    </style:style>
    <style:style style:name="T106" style:family="text">
      <style:text-properties officeooo:rsid="00c3deb3"/>
    </style:style>
    <style:style style:name="T107" style:family="text">
      <style:text-properties officeooo:rsid="00c4501e"/>
    </style:style>
    <style:style style:name="T108" style:family="text">
      <style:text-properties style:text-scale="96%"/>
    </style:style>
    <style:style style:name="T109" style:family="text">
      <style:text-properties officeooo:rsid="00d31dae"/>
    </style:style>
    <style:style style:name="T110" style:family="text">
      <style:text-properties style:font-name="Liberation Serif" fo:font-size="12pt" officeooo:rsid="00d31dae" style:font-size-asian="10pt" style:font-size-complex="10pt"/>
    </style:style>
    <style:style style:name="T111" style:family="text">
      <style:text-properties style:font-name="Liberation Serif" fo:font-size="12pt" officeooo:rsid="00ac076c" style:font-size-asian="10pt" style:font-size-complex="10pt"/>
    </style:style>
    <style:style style:name="T112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3" style:family="text">
      <style:text-properties officeooo:rsid="00da39da"/>
    </style:style>
    <style:style style:name="T114" style:family="text">
      <style:text-properties officeooo:rsid="00dcd366"/>
    </style:style>
    <style:style style:name="T115" style:family="text">
      <style:text-properties officeooo:rsid="00e173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7.71mm" text:min-label-width="4.99mm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72">Terminal</text:p>
              <text:p text:style-name="P21"><text:span text:style-name="T85"><text:s/></text:span><text:span text:style-name="T86">glossary </text:span><text:span text:style-name="T87">0.3</text:span></text:p>
            </table:table-cell>
            <table:table-cell table:style-name="Table4.B1" office:value-type="string">
              <text:p text:style-name="P73"><draw:frame draw:style-name="fr2" draw:name="Image1" text:anchor-type="char" svg:width="46.44mm" svg:height="46.44mm" draw:z-index="0"><draw:image xlink:href="Pictures/100002010000025800000258A3532AACC3B2CE8B.png" xlink:type="simple" xlink:show="embed" xlink:actuate="onLoad"/></draw:frame></text:p>
            </table:table-cell>
          </table:table-row>
        </table:table>
        <text:p text:style-name="P7"/>
        <text:p text:style-name="P6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129"><text:a xlink:type="simple" xlink:href="#__RefHeading___Toc653_1005567325" text:style-name="Index_20_Link" text:visited-style-name="Index_20_Link">New terminal<text:tab/>1</text:a></text:p>
            <text:p text:style-name="P129"><text:a xlink:type="simple" xlink:href="#__RefHeading___Toc3201_1590653438" text:style-name="Index_20_Link" text:visited-style-name="Index_20_Link">Navigation<text:tab/>1</text:a></text:p>
            <text:p text:style-name="P128"><text:a xlink:type="simple" xlink:href="#__RefHeading___Toc3169_1590653438" text:style-name="Index_20_Link" text:visited-style-name="Index_20_Link">list<text:tab/>1</text:a></text:p>
            <text:p text:style-name="P128"><text:a xlink:type="simple" xlink:href="#__RefHeading___Toc17742_1385917103" text:style-name="Index_20_Link" text:visited-style-name="Index_20_Link">pwd<text:tab/>1</text:a></text:p>
            <text:p text:style-name="P128"><text:a xlink:type="simple" xlink:href="#__RefHeading___Toc3171_1590653438" text:style-name="Index_20_Link" text:visited-style-name="Index_20_Link">change directory<text:tab/>1</text:a></text:p>
            <text:p text:style-name="P130"><text:a xlink:type="simple" xlink:href="#__RefHeading___Toc11136_952624381" text:style-name="Index_20_Link" text:visited-style-name="Index_20_Link">open directory<text:tab/>1</text:a></text:p>
            <text:p text:style-name="P128"><text:a xlink:type="simple" xlink:href="#__RefHeading___Toc3173_1590653438" text:style-name="Index_20_Link" text:visited-style-name="Index_20_Link">new directory<text:tab/>1</text:a></text:p>
            <text:p text:style-name="P128"><text:a xlink:type="simple" xlink:href="#__RefHeading___Toc2029_451784513" text:style-name="Index_20_Link" text:visited-style-name="Index_20_Link">bash<text:tab/>1</text:a></text:p>
            <text:p text:style-name="P129"><text:a xlink:type="simple" xlink:href="#__RefHeading___Toc11706_1086886642" text:style-name="Index_20_Link" text:visited-style-name="Index_20_Link">files<text:tab/>2</text:a></text:p>
            <text:p text:style-name="P128"><text:a xlink:type="simple" xlink:href="#__RefHeading___Toc2129_1677407077" text:style-name="Index_20_Link" text:visited-style-name="Index_20_Link">create a new file<text:tab/>2</text:a></text:p>
            <text:p text:style-name="P128"><text:a xlink:type="simple" xlink:href="#__RefHeading___Toc2131_1677407077" text:style-name="Index_20_Link" text:visited-style-name="Index_20_Link">copy<text:tab/>2</text:a></text:p>
            <text:p text:style-name="P128"><text:a xlink:type="simple" xlink:href="#__RefHeading___Toc3179_1590653438" text:style-name="Index_20_Link" text:visited-style-name="Index_20_Link">Move<text:tab/>2</text:a></text:p>
            <text:p text:style-name="P128"><text:a xlink:type="simple" xlink:href="#__RefHeading___Toc3181_1590653438" text:style-name="Index_20_Link" text:visited-style-name="Index_20_Link">Rename<text:tab/>2</text:a></text:p>
            <text:p text:style-name="P128"><text:a xlink:type="simple" xlink:href="#__RefHeading___Toc3183_1590653438" text:style-name="Index_20_Link" text:visited-style-name="Index_20_Link">Delete<text:tab/>2</text:a></text:p>
            <text:p text:style-name="P128"><text:a xlink:type="simple" xlink:href="#__RefHeading___Toc11138_952624381" text:style-name="Index_20_Link" text:visited-style-name="Index_20_Link">editing files<text:tab/>2</text:a></text:p>
            <text:p text:style-name="P130"><text:a xlink:type="simple" xlink:href="#__RefHeading___Toc3187_1590653438" text:style-name="Index_20_Link" text:visited-style-name="Index_20_Link">Redirection<text:tab/>2</text:a></text:p>
            <text:p text:style-name="P131"><text:a xlink:type="simple" xlink:href="#__RefHeading___Toc3189_1590653438" text:style-name="Index_20_Link" text:visited-style-name="Index_20_Link">Appending<text:tab/>2</text:a></text:p>
            <text:p text:style-name="P131"><text:a xlink:type="simple" xlink:href="#__RefHeading___Toc3191_1590653438" text:style-name="Index_20_Link" text:visited-style-name="Index_20_Link">Piping<text:tab/>2</text:a></text:p>
            <text:p text:style-name="P131"><text:a xlink:type="simple" xlink:href="#__RefHeading___Toc3193_1590653438" text:style-name="Index_20_Link" text:visited-style-name="Index_20_Link">Sorting<text:tab/>2</text:a></text:p>
            <text:p text:style-name="P131"><text:a xlink:type="simple" xlink:href="#__RefHeading___Toc3195_1590653438" text:style-name="Index_20_Link" text:visited-style-name="Index_20_Link">Unique<text:tab/>2</text:a></text:p>
            <text:p text:style-name="P131"><text:a xlink:type="simple" xlink:href="#__RefHeading___Toc2214_1677407077" text:style-name="Index_20_Link" text:visited-style-name="Index_20_Link">stream editor<text:tab/>3</text:a></text:p>
            <text:p text:style-name="P129"><text:a xlink:type="simple" xlink:href="#__RefHeading___Toc2216_1677407077" text:style-name="Index_20_Link" text:visited-style-name="Index_20_Link">GREP<text:tab/>3</text:a></text:p>
            <text:p text:style-name="P129"><text:a xlink:type="simple" xlink:href="#__RefHeading___Toc11140_952624381" text:style-name="Index_20_Link" text:visited-style-name="Index_20_Link">stdin<text:tab/>4</text:a></text:p>
            <text:p text:style-name="P129"><text:a xlink:type="simple" xlink:href="#__RefHeading___Toc10155_72527309" text:style-name="Index_20_Link" text:visited-style-name="Index_20_Link">Apps<text:tab/>5</text:a></text:p>
            <text:p text:style-name="P130"><text:a xlink:type="simple" xlink:href="#__RefHeading___Toc3662_382694965" text:style-name="Index_20_Link" text:visited-style-name="Index_20_Link">terminal names<text:tab/>5</text:a></text:p>
            <text:p text:style-name="P130"><text:a xlink:type="simple" xlink:href="#__RefHeading___Toc10157_72527309" text:style-name="Index_20_Link" text:visited-style-name="Index_20_Link">List app paths<text:tab/>5</text:a></text:p>
            <text:p text:style-name="P128"><text:a xlink:type="simple" xlink:href="#__RefHeading___Toc708_828875736" text:style-name="Index_20_Link" text:visited-style-name="Index_20_Link">Install apps<text:tab/>5</text:a></text:p>
            <text:p text:style-name="P130"><text:a xlink:type="simple" xlink:href="#__RefHeading___Toc1022_1285522627" text:style-name="Index_20_Link" text:visited-style-name="Index_20_Link">uninstall apps<text:tab/>5</text:a></text:p>
            <text:p text:style-name="P130"><text:a xlink:type="simple" xlink:href="#__RefHeading___Toc2127_37273550" text:style-name="Index_20_Link" text:visited-style-name="Index_20_Link">reinstall apps<text:tab/>5</text:a></text:p>
            <text:p text:style-name="P128"><text:a xlink:type="simple" xlink:href="#__RefHeading___Toc1024_1285522627" text:style-name="Index_20_Link" text:visited-style-name="Index_20_Link">remove ppas<text:tab/>5</text:a></text:p>
            <text:p text:style-name="P130"><text:a xlink:type="simple" xlink:href="#__RefHeading___Toc11708_1086886642" text:style-name="Index_20_Link" text:visited-style-name="Index_20_Link">install .sh scripts<text:tab/>5</text:a></text:p>
            <text:p text:style-name="P130"><text:a xlink:type="simple" xlink:href="#__RefHeading___Toc2129_37273550" text:style-name="Index_20_Link" text:visited-style-name="Index_20_Link">pausing install<text:tab/>5</text:a></text:p>
            <text:p text:style-name="P128"><text:a xlink:type="simple" xlink:href="#__RefHeading___Toc869_553901057" text:style-name="Index_20_Link" text:visited-style-name="Index_20_Link">Install updates<text:tab/>5</text:a></text:p>
            <text:p text:style-name="P128"><text:a xlink:type="simple" xlink:href="#__RefHeading___Toc1026_1285522627" text:style-name="Index_20_Link" text:visited-style-name="Index_20_Link">fixing repos<text:tab/>6</text:a></text:p>
            <text:p text:style-name="P128"><text:a xlink:type="simple" xlink:href="#__RefHeading___Toc2382_1677407077" text:style-name="Index_20_Link" text:visited-style-name="Index_20_Link">specific apps<text:tab/>6</text:a></text:p>
            <text:p text:style-name="P130"><text:a xlink:type="simple" xlink:href="#__RefHeading___Toc2384_1677407077" text:style-name="Index_20_Link" text:visited-style-name="Index_20_Link">Clementine<text:tab/>6</text:a></text:p>
            <text:p text:style-name="P129"><text:a xlink:type="simple" xlink:href="#__RefHeading___Toc2218_1677407077" text:style-name="Index_20_Link" text:visited-style-name="Index_20_Link">System<text:tab/>7</text:a></text:p>
            <text:p text:style-name="P128"><text:a xlink:type="simple" xlink:href="#__RefHeading___Toc2220_1677407077" text:style-name="Index_20_Link" text:visited-style-name="Index_20_Link">disks<text:tab/>7</text:a></text:p>
            <text:p text:style-name="P130"><text:a xlink:type="simple" xlink:href="#__RefHeading___Toc1020_1285522627" text:style-name="Index_20_Link" text:visited-style-name="Index_20_Link">scandisk<text:tab/>7</text:a></text:p>
            <text:p text:style-name="P128"><text:a xlink:type="simple" xlink:href="#__RefHeading___Toc3690_382694965" text:style-name="Index_20_Link" text:visited-style-name="Index_20_Link">Manual (help)<text:tab/>7</text:a></text:p>
            <text:p text:style-name="P128"><text:a xlink:type="simple" xlink:href="#__RefHeading___Toc2077_451784513" text:style-name="Index_20_Link" text:visited-style-name="Index_20_Link">power-off<text:tab/>7</text:a></text:p>
            <text:p text:style-name="P128"><text:a xlink:type="simple" xlink:href="#__RefHeading___Toc2008_451784513" text:style-name="Index_20_Link" text:visited-style-name="Index_20_Link">processes<text:tab/>7</text:a></text:p>
            <text:p text:style-name="P130"><text:a xlink:type="simple" xlink:href="#__RefHeading___Toc2010_451784513" text:style-name="Index_20_Link" text:visited-style-name="Index_20_Link">top<text:tab/>7</text:a></text:p>
            <text:p text:style-name="P130"><text:a xlink:type="simple" xlink:href="#__RefHeading___Toc2012_451784513" text:style-name="Index_20_Link" text:visited-style-name="Index_20_Link">ps<text:tab/>7</text:a></text:p>
            <text:p text:style-name="P130"><text:a xlink:type="simple" xlink:href="#__RefHeading___Toc2198_1677407077" text:style-name="Index_20_Link" text:visited-style-name="Index_20_Link">jobs<text:tab/>7</text:a></text:p>
            <text:p text:style-name="P130"><text:a xlink:type="simple" xlink:href="#__RefHeading___Toc2014_451784513" text:style-name="Index_20_Link" text:visited-style-name="Index_20_Link">pgrep<text:tab/>7</text:a></text:p>
            <text:p text:style-name="P130"><text:a xlink:type="simple" xlink:href="#__RefHeading___Toc2016_451784513" text:style-name="Index_20_Link" text:visited-style-name="Index_20_Link">kill<text:tab/>7</text:a></text:p>
            <text:p text:style-name="P130"><text:a xlink:type="simple" xlink:href="#__RefHeading___Toc2018_451784513" text:style-name="Index_20_Link" text:visited-style-name="Index_20_Link">pkill &amp; killall<text:tab/>7</text:a></text:p>
            <text:p text:style-name="P130"><text:a xlink:type="simple" xlink:href="#__RefHeading___Toc2200_1677407077" text:style-name="Index_20_Link" text:visited-style-name="Index_20_Link">disown<text:tab/>7</text:a></text:p>
            <text:p text:style-name="P129"><text:a xlink:type="simple" xlink:href="#__RefHeading___Toc809_1365304481" text:style-name="Index_20_Link" text:visited-style-name="Index_20_Link">Archives<text:tab/>8</text:a></text:p>
            <text:p text:style-name="P128"><text:a xlink:type="simple" xlink:href="#__RefHeading___Toc811_1365304481" text:style-name="Index_20_Link" text:visited-style-name="Index_20_Link">TAR<text:tab/>8</text:a></text:p>
            <text:p text:style-name="P128"><text:a xlink:type="simple" xlink:href="#__RefHeading___Toc871_553901057" text:style-name="Index_20_Link" text:visited-style-name="Index_20_Link">Zip<text:tab/>8</text:a></text:p>
            <text:p text:style-name="P129"><text:a xlink:type="simple" xlink:href="#__RefHeading___Toc2079_451784513" text:style-name="Index_20_Link" text:visited-style-name="Index_20_Link">personalize bash<text:tab/>8</text:a></text:p>
            <text:p text:style-name="P130"><text:a xlink:type="simple" xlink:href="#__RefHeading___Toc2002_451784513" text:style-name="Index_20_Link" text:visited-style-name="Index_20_Link">autocompletion<text:tab/>8</text:a></text:p>
            <text:p text:style-name="P128"><text:a xlink:type="simple" xlink:href="#__RefHeading___Toc2004_451784513" text:style-name="Index_20_Link" text:visited-style-name="Index_20_Link">colors meaning<text:tab/>8</text:a></text:p>
          </text:index-body>
        </text:table-of-content>
        <text:p text:style-name="P6"/>
      </text:section>
      <text:section text:style-name="Sect3" text:name="Section1">
        <text:h text:style-name="P92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 table:number-columns-repeated="2"/>
          <table:table-row>
            <table:table-cell table:style-name="Table25.A1" office:value-type="string">
              <text:p text:style-name="P117"><text:span text:style-name="T114">g</text:span>nome-terminal</text:p>
            </table:table-cell>
            <table:table-cell table:style-name="Table25.B1" office:value-type="string">
              <text:p text:style-name="P127">ctrl+shift+t</text:p>
            </table:table-cell>
          </table:table-row>
        </table:table>
        <text:h text:style-name="P96" text:outline-level="1"><text:bookmark-start text:name="__RefHeading___Toc3201_1590653438"/><text:span text:style-name="T72">Navigation</text:span><text:bookmark-end text:name="__RefHeading___Toc3201_1590653438"/></text:h>
        <text:h text:style-name="P103" text:outline-level="2"><text:bookmark-start text:name="__RefHeading___Toc3169_1590653438"/>list<text:bookmark-end text:name="__RefHeading___Toc3169_1590653438"/></text:h>
        <text:p text:style-name="P9">$ ls<text:tab/>list files 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8"><text:span text:style-name="Source_20_Text"><text:span text:style-name="T17">-a</text:span></text:span><text:span text:style-name="T17"> </text:span><text:span text:style-name="T56">lists </text:span><text:span text:style-name="T74">all contents</text:span><text:span text:style-name="T56">, including </text:span><text:span text:style-name="T74">hidden</text:span><text:span text:style-name="T56"> files and directories </text:span></text:p>
            </table:table-cell>
            <table:table-cell table:style-name="Table1.B1" table:number-rows-spanned="2" office:value-type="string">
              <text:p text:style-name="P57"><text:span text:style-name="Source_20_Text"><text:span text:style-name="T17">-l</text:span></text:span><text:span text:style-name="T15"> </text:span><text:span text:style-name="T56">lists all </text:span><text:span text:style-name="T73">contents of a </text:span><text:span text:style-name="T56">directory in </text:span><text:span text:style-name="T76">long format</text:span><text:span text:style-name="T66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17">-t</text:span></text:span><text:span text:style-name="T15"> </text:span><text:span text:style-name="T75">order</text:span><text:span text:style-name="T65"> files and directories by </text:span><text:span text:style-name="T75">the time </text:span><text:span text:style-name="T65">they were last modified</text:span></text:p>
            </table:table-cell>
            <table:covered-table-cell/>
          </table:table-row>
        </table:table>
        <text:p text:style-name="Preformatted_20_Text"/>
        <text:p text:style-name="Standard"><text:span text:style-name="T104">Extensions<text:tab/><text:tab/></text:span>only .<text:span text:style-name="T92">csv files: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1"><text:span text:style-name="T24">ls</text:span> ~/Downloads | <text:span text:style-name="T24">grep</text:span> '\.csv'</text:p>
            </table:table-cell>
          </table:table-row>
        </table:table>
        <text:h text:style-name="P104" text:outline-level="2"><text:bookmark-start text:name="__RefHeading___Toc17742_1385917103"/>pwd<text:bookmark-end text:name="__RefHeading___Toc17742_1385917103"/></text:h>
        <text:p text:style-name="P31"><text:span text:style-name="Source_20_Text"><text:span text:style-name="T56">$ pwd<text:tab/><text:tab/></text:span></text:span><text:span text:style-name="T56">"print working directory"</text:span></text:p>
        <text:h text:style-name="P105" text:outline-level="2"><text:bookmark-start text:name="__RefHeading___Toc3171_1590653438"/>change directory<text:bookmark-end text:name="__RefHeading___Toc3171_1590653438"/></text:h>
        <text:p text:style-name="P2"><text:span text:style-name="Source_20_Text"><text:span text:style-name="T56">$ cd 2015<text:tab/>$ cd .. to go </text:span></text:span><text:span text:style-name="Source_20_Text"><text:span text:style-name="T57">up</text:span></text:span></text:p>
        <text:p text:style-name="P2"><text:span text:style-name="Source_20_Text"><text:span text:style-name="T57">$ </text:span></text:span><text:span text:style-name="Source_20_Text"><text:span text:style-name="T56">cd ../../action/</text:span></text:span></text:p>
        <text:p text:style-name="P61">cd to path incl. home dir </text:p>
        <text:p text:style-name="P3"><text:span text:style-name="Source_20_Text"><text:span text:style-name="T57">$ cd ~/workspace/</text:span></text:span></text:p>
        <text:h text:style-name="P10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3"><text:span text:style-name="T45">$ </text:span>xdg-open .</text:p>
            </table:table-cell>
            <table:table-cell table:style-name="Table15.A1" office:value-type="string">
              <text:p text:style-name="P14">$ nautilus .</text:p>
            </table:table-cell>
            <table:table-cell table:style-name="Table15.C1" office:value-type="string">
              <text:p text:style-name="P14">$ nemo.</text:p>
            </table:table-cell>
          </table:table-row>
        </table:table>
        <text:h text:style-name="P103" text:outline-level="2"><text:bookmark-start text:name="__RefHeading___Toc3173_1590653438"/>new directory<text:bookmark-end text:name="__RefHeading___Toc3173_1590653438"/></text:h>
        <text:p text:style-name="P2"><text:span text:style-name="Source_20_Text"><text:span text:style-name="T56">$mkdir figa</text:span></text:span></text:p>
        <text:h text:style-name="P108" text:outline-level="2"><text:bookmark-start text:name="__RefHeading___Toc2029_451784513"/>bash<text:bookmark-end text:name="__RefHeading___Toc2029_451784513"/></text:h>
        <text:p text:style-name="P13"><text:span text:style-name="T54">w</text:span>hich bash</text:p>
        <text:p text:style-name="Preformatted_20_Text"><text:span text:style-name="Source_20_Text"><text:span text:style-name="T38">to </text:span></text:span><text:span text:style-name="Source_20_Text"><text:span text:style-name="T39">find where the interpreter is </text:span></text:span><text:span text:style-name="Source_20_Text"><text:span text:style-name="T16">(/bin/bash)</text:span></text:span></text:p>
        <text:h text:style-name="P93" text:outline-level="1"><text:bookmark-start text:name="__RefHeading___Toc11706_1086886642"/><text:soft-page-break/>files<text:bookmark-end text:name="__RefHeading___Toc11706_1086886642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h text:style-name="P110" text:outline-level="2"><text:bookmark-start text:name="__RefHeading___Toc2129_1677407077"/>create a new file <text:bookmark-end text:name="__RefHeading___Toc2129_1677407077"/></text:h>
              <text:p text:style-name="P4"><text:span text:style-name="Source_20_Text"><text:span text:style-name="T56">touch vulva.txt</text:span></text:span></text:p>
            </table:table-cell>
            <table:table-cell table:style-name="Table20.B1" office:value-type="string">
              <text:h text:style-name="P111" text:outline-level="2"><text:bookmark-start text:name="__RefHeading___Toc2131_1677407077"/><text:span text:style-name="T105">copy</text:span> <text:bookmark-end text:name="__RefHeading___Toc2131_1677407077"/></text:h>
              <text:p text:style-name="P5"><text:span text:style-name="Source_20_Text"><text:span text:style-name="T56">cp </text:span></text:span><text:span text:style-name="Source_20_Text"><text:span text:style-name="T58">1</text:span></text:span><text:span text:style-name="Source_20_Text"><text:span text:style-name="T56">.txt </text:span></text:span><text:span text:style-name="Source_20_Text"><text:span text:style-name="T58">2</text:span></text:span><text:span text:style-name="Source_20_Text"><text:span text:style-name="T56">.txt</text:span></text:span></text:p>
              <text:p text:style-name="P53"><text:span text:style-name="T69">to</text:span><text:span text:style-name="T56"> copy the contents of </text:span><text:span text:style-name="T58">1</text:span><text:span text:style-name="Strong_20_Emphasis"><text:span text:style-name="T56">.txt</text:span></text:span><text:span text:style-name="T56"> into </text:span><text:span text:style-name="T58">2</text:span><text:span text:style-name="Strong_20_Emphasis"><text:span text:style-name="T56">.txt</text:span></text:span><text:span text:style-name="T56">.</text:span></text:p>
            </table:table-cell>
          </table:table-row>
        </table:table>
        <text:h text:style-name="P106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2"><text:span text:style-name="Source_20_Text"><text:span text:style-name="T5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99">path</text:span></text:span><text:span text:style-name="Source_20_Text">/</text:span></text:p>
            </table:table-cell>
          </table:table-row>
        </table:table>
        <text:p text:style-name="Preformatted_20_Text"><text:span text:style-name="Source_20_Text"/></text:p>
        <text:p text:style-name="P43"><text:span text:style-name="T106">[</text:span><text:span text:style-name="T12">list of source files</text:span><text:span text:style-name="T106">]</text:span> as the first args, <text:s/><text:span text:style-name="T106">[</text:span><text:span text:style-name="T12">destination dir</text:span><text:span text:style-name="T106">]</text:span> as the last argument </text:p>
        <text:h text:style-name="P106" text:outline-level="2"><text:bookmark-start text:name="__RefHeading___Toc3181_1590653438"/>Rename<text:bookmark-end text:name="__RefHeading___Toc3181_1590653438"/></text:h>
        <text:p text:style-name="P54"><text:span text:style-name="T20">$ </text:span><text:span text:style-name="Source_20_Text"><text:span text:style-name="T19">mv</text:span></text:span><text:span text:style-name="T21"> </text:span><text:span text:style-name="T59">with </text:span><text:span text:style-name="T56">the old file as the </text:span><text:span text:style-name="T70">1st</text:span><text:span text:style-name="T56"> arg and the new file as the </text:span><text:span text:style-name="T70">2nd</text:span><text:span text:style-name="T5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29"><text:span text:style-name="T81">$ </text:span><text:span text:style-name="T24">mv</text:span> stacklike.rb 04-stacklike.rb</text:p>
            </table:table-cell>
          </table:table-row>
        </table:table>
        <text:p text:style-name="P80"/>
        <text:p text:style-name="P55"><text:span text:style-name="T18">$ </text:span><text:span text:style-name="T17">rename</text:span><text:span text:style-name="T5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6"><text:span text:style-name="T24">rename</text:span> test.txt hope.txt</text:p>
              <text:p text:style-name="P16"><text:span text:style-name="T24">rename</text:span> c:\computer\test.txt hope.txt</text:p>
            </table:table-cell>
          </table:table-row>
        </table:table>
        <text:p text:style-name="P4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38"><text:span text:style-name="T24">rename</text:span> <text:span text:style-name="T24">"</text:span><text:span text:style-name="T107">uno</text:span> <text:span text:style-name="T107">due</text:span>.txt<text:span text:style-name="T24">" "</text:span><text:span text:style-name="T107">tre</text:span> <text:span text:style-name="T107">quattro</text:span>.txt<text:span text:style-name="T24">"</text:span></text:p>
            </table:table-cell>
          </table:table-row>
        </table:table>
        <text:h text:style-name="P106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33"><text:span text:style-name="Source_20_Text"><text:span text:style-name="T71">$ </text:span></text:span><text:span text:style-name="Source_20_Text"><text:span text:style-name="T56">rm -r </text:span></text:span><text:span text:style-name="Source_20_Text"><text:span text:style-name="T60">culo</text:span></text:span></text:p>
            </table:table-cell>
            <table:table-cell table:style-name="Table14.B1" office:value-type="string">
              <text:p text:style-name="P62">remove empty directory</text:p>
            </table:table-cell>
          </table:table-row>
          <table:table-row>
            <table:table-cell table:style-name="Table14.A2" office:value-type="string">
              <text:p text:style-name="P18">$ rmdir <text:span text:style-name="T32">culo</text:span>/</text:p>
            </table:table-cell>
            <table:table-cell table:style-name="Table14.B2" office:value-type="string">
              <text:p text:style-name="P62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19"><text:span text:style-name="Source_20_Text"><text:span text:style-name="T30">&lt;directory&gt; $</text:span></text:span><text:span text:style-name="Source_20_Text"><text:span text:style-name="T88"> rm -rf </text:span></text:span><text:span text:style-name="Source_20_Text"><text:span text:style-name="T30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8">-r </text:span></text:span><text:span text:style-name="T56">stands for "</text:span><text:span text:style-name="T74">recursive</text:span><text:span text:style-name="T5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8">-f </text:span></text:span><text:span text:style-name="T28">stands for</text:span><text:span text:style-name="T26"> “force”</text:span><text:span text:style-name="T28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19">$ rm -rf app/controllers/</text:p>
            </table:table-cell>
            <table:covered-table-cell/>
          </table:table-row>
        </table:table>
        <text:p text:style-name="P67"><text:span text:style-name="T56">will delete </text:span><text:span text:style-name="Source_20_Text"><text:span text:style-name="T9">/controllers</text:span></text:span><text:span text:style-name="T56"> folder</text:span></text:p>
        <text:h text:style-name="Heading_20_2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23"><text:span text:style-name="Source_20_Text"><text:span text:style-name="T56">$ echo "Hello"</text:span></text:span><text:span text:style-name="Source_20_Text"><text:span text:style-name="T4"> &gt;</text:span></text:span><text:span text:style-name="Source_20_Text"><text:span text:style-name="T56"> hello.txt</text:span></text:span></text:p>
        <text:p text:style-name="P51"><text:span text:style-name="T56"><text:s/></text:span><text:span text:style-name="Source_20_Text"><text:span text:style-name="T5">&gt;</text:span></text:span><text:span text:style-name="T56"> <text:s/>redirects the standard output to a file. </text:span></text:p>
        <text:p text:style-name="P51"><text:span text:style-name="Source_20_Text"><text:span text:style-name="T56">"</text:span></text:span><text:span text:style-name="Source_20_Text"><text:span text:style-name="T5">Hello</text:span></text:span><text:span text:style-name="Source_20_Text"><text:span text:style-name="T56">"</text:span></text:span><text:span text:style-name="T56"> is entered as the standard input. </text:span></text:p>
        <text:p text:style-name="P51"><text:span text:style-name="T56">The standard output </text:span><text:span text:style-name="Source_20_Text"><text:span text:style-name="T56">"</text:span></text:span><text:span text:style-name="Source_20_Text"><text:span text:style-name="T5">Hello</text:span></text:span><text:span text:style-name="Source_20_Text"><text:span text:style-name="T56">"</text:span></text:span><text:span text:style-name="T56"> is <text:s text:c="6"/>redirected by </text:span><text:span text:style-name="Source_20_Text"><text:span text:style-name="T5">&gt;</text:span></text:span><text:span text:style-name="T56"> to the file </text:span><text:span text:style-name="Strong_20_Emphasis"><text:span text:style-name="T56">hello.txt</text:span></text:span><text:span text:style-name="T56">. </text:span></text:p>
        <text:p text:style-name="P59"><text:span text:style-name="Source_20_Text"><text:span text:style-name="T56">$ cat hello.txt</text:span></text:span></text:p>
        <text:p text:style-name="P51"><text:span text:style-name="T56">The </text:span><text:span text:style-name="Source_20_Text"><text:span text:style-name="T56">cat</text:span></text:span><text:span text:style-name="T56"> command outputs the contents of a file to the terminal. When you type </text:span><text:span text:style-name="Source_20_Text"><text:span text:style-name="T5">cat</text:span></text:span><text:span text:style-name="Source_20_Text"><text:span text:style-name="T56"> </text:span></text:span><text:span text:style-name="Source_20_Text"><text:span text:style-name="T5">hello.txt</text:span></text:span><text:span text:style-name="T56">, the contents of </text:span><text:span text:style-name="Strong_20_Emphasis"><text:span text:style-name="T56">hello.txt</text:span></text:span><text:span text:style-name="T56"> are displayed.</text:span></text:p>
        <text:h text:style-name="Heading_20_4" text:outline-level="4"><text:bookmark-start text:name="__RefHeading___Toc3189_1590653438"/>Appending<text:bookmark-end text:name="__RefHeading___Toc3189_1590653438"/></text:h>
        <text:p text:style-name="P24"><text:span text:style-name="Source_20_Text"><text:span text:style-name="T56">$ cat glaciers.txt &gt;&gt; rivers.txt</text:span></text:span></text:p>
        <text:p text:style-name="P51"><text:span text:style-name="Source_20_Text"><text:span text:style-name="T10">&gt;&gt;</text:span></text:span><text:span text:style-name="T56"> takes the standard output of the command on the left and </text:span><text:span text:style-name="Emphasis"><text:span text:style-name="T56">appends</text:span></text:span><text:span text:style-name="T5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25"><text:span text:style-name="Source_20_Text"><text:span text:style-name="T56">$ cat volcanoes.txt | wc</text:span></text:span></text:p>
        <text:p text:style-name="P51"><text:span text:style-name="Source_20_Text"><text:span text:style-name="T56">|</text:span></text:span><text:span text:style-name="T56"> is a "pipe". The </text:span><text:span text:style-name="Source_20_Text"><text:span text:style-name="T56">|</text:span></text:span><text:span text:style-name="T56"> takes the standard output of the command on the left, and </text:span><text:span text:style-name="Emphasis"><text:span text:style-name="T56">pipes</text:span></text:span><text:span text:style-name="T5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26"><text:span text:style-name="Source_20_Text"><text:span text:style-name="T56">sort lakes.txt</text:span></text:span></text:p>
        <text:p text:style-name="P51"><text:span text:style-name="Source_20_Text"><text:span text:style-name="T56">sort</text:span></text:span><text:span text:style-name="T5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27"><text:span text:style-name="Source_20_Text"><text:span text:style-name="T56">$ uniq deserts.txt</text:span></text:span></text:p>
        <text:p text:style-name="P43">filters out adjacent, duplicate lines in a file</text:p>
        <text:h text:style-name="P94" text:outline-level="1"><text:span text:style-name="Source_20_Text"><text:span text:style-name="T63"/></text:span></text:h>
        <text:h text:style-name="P114" text:outline-level="4"><text:bookmark-start text:name="__RefHeading___Toc2214_1677407077"/>stream editor<text:bookmark-end text:name="__RefHeading___Toc2214_1677407077"/></text:h>
        <text:p text:style-name="P84"><text:span text:style-name="T56">It accepts standard input and modifies it based on an </text:span><text:span text:style-name="Emphasis"><text:span text:style-name="T56">expression</text:span></text:span><text:span text:style-name="T56">, before displaying it as output data. It is similar to "find and replace". </text:span></text:p>
        <text:p text:style-name="P126"><text:span text:style-name="Source_20_Text"><text:span text:style-name="T56">$ sed 's/snow/rain/</text:span></text:span><text:span text:style-name="Source_20_Text"><text:span text:style-name="T62">g</text:span></text:span><text:span text:style-name="Source_20_Text"><text:span text:style-name="T56">' forests.txt</text:span></text:span></text:p>
        <text:p text:style-name="P90"><text:span text:style-name="Source_20_Text"><text:span text:style-name="T4">s:</text:span></text:span><text:span text:style-name="T56"> <text:tab/>stands for "substitution". it is </text:span><text:span text:style-name="Emphasis"><text:span text:style-name="T56">always</text:span></text:span><text:span text:style-name="T56"> <text:tab/>used when using </text:span><text:span text:style-name="Source_20_Text"><text:span text:style-name="T4">sed</text:span></text:span><text:span text:style-name="T56"> for substitution. </text:span></text:p>
        <text:p text:style-name="P90"><text:span text:style-name="Source_20_Text"><text:span text:style-name="T7">s</text:span></text:span><text:span text:style-name="Source_20_Text"><text:span text:style-name="T4">now</text:span></text:span><text:span text:style-name="T56">:<text:tab/>the search string, the text to find. </text:span></text:p>
        <text:p text:style-name="P85"><text:span text:style-name="Source_20_Text"><text:span text:style-name="T7">r</text:span></text:span><text:span text:style-name="Source_20_Text"><text:span text:style-name="T4">ain</text:span></text:span><text:span text:style-name="T56">:<text:tab/>the replacement string</text:span></text:p>
        <text:p text:style-name="P85"><text:span text:style-name="T56">In this case, </text:span><text:span text:style-name="Source_20_Text"><text:span text:style-name="T4">sed</text:span></text:span><text:span text:style-name="T56"> searches </text:span><text:span text:style-name="Strong_20_Emphasis"><text:span text:style-name="T56">forests.txt</text:span></text:span><text:span text:style-name="T56"> for the word "snow" and replaces it with "rain." Importantly, the above command will only replace the first instance of "snow" on a line. </text:span></text:p>
        <text:p text:style-name="P85"><text:span text:style-name="T56">the </text:span><text:span text:style-name="Source_20_Text"><text:span text:style-name="T4">g e</text:span></text:span><text:span text:style-name="T56">xpression, meaning "global". </text:span></text:p>
        <text:p text:style-name="P81">All instances of "snow" on a line will be turned to "rain".</text:p>
        <text:h text:style-name="P95" text:outline-level="1"><text:bookmark-start text:name="__RefHeading___Toc2216_1677407077"/>GREP<text:bookmark-end text:name="__RefHeading___Toc2216_1677407077"/></text:h>
        <text:p text:style-name="P118"><text:span text:style-name="Source_20_Text"><text:span text:style-name="T56">$ grep Mount mountains.txt</text:span></text:span></text:p>
        <text:p text:style-name="P85"><text:span text:style-name="T56">stands for </text:span><text:span text:style-name="T74">Global Regular Expression Print </text:span></text:p>
        <text:p text:style-name="P81">It searches files for lines that match a pattern and returns the results.</text:p>
        <text:p text:style-name="P78"><text:span text:style-name="Source_20_Text"><text:span text:style-name="T6">-i </text:span></text:span><text:span text:style-name="T56">enables the command to be case insensitive </text:span></text:p>
        <text:p text:style-name="P78"><text:span text:style-name="Source_20_Text"><text:span text:style-name="T6">-R </text:span></text:span><text:span text:style-name="T56">stands for "recursive”</text:span></text:p>
        <text:p text:style-name="P78"><text:span text:style-name="Source_20_Text"><text:span text:style-name="T6">-l </text:span></text:span><text:span text:style-name="T56">stands for "files with matches". </text:span></text:p>
        <text:p text:style-name="P86"><text:span text:style-name="Source_20_Text"><text:span text:style-name="T6">grep -Rl wtf </text:span></text:span><text:span text:style-name="T56">searches the directory for the string "</text:span><text:span text:style-name="T61">wtf</text:span><text:span text:style-name="T56">" and outputs filenames with matched results.</text:span></text:p>
        <text:p text:style-name="P78"><text:span text:style-name="T94">list </text:span>only .<text:span text:style-name="T92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19">ls ~/Downloads | grep '\.csv'</text:p>
            </table:table-cell>
          </table:table-row>
        </table:table>
        <text:h text:style-name="P91" text:outline-level="1"><text:span text:style-name="T56"/></text:h>
        <text:h text:style-name="P98" text:outline-level="1"><text:span text:style-name="Source_20_Text"><text:span text:style-name="T36"/></text:span></text:h>
        <text:p text:style-name="P44"/>
        <text:h text:style-name="P107" text:outline-level="2"/>
        <text:h text:style-name="P113" text:outline-level="4"><text:soft-page-break/></text:h>
        <text:h text:style-name="Heading_20_1" text:outline-level="1"><text:bookmark-start text:name="__RefHeading___Toc11140_952624381"/>stdin<text:bookmark-end text:name="__RefHeading___Toc11140_952624381"/></text:h>
        <text:p text:style-name="P49"><text:span text:style-name="Emphasis"><text:span text:style-name="T56">standard input</text:span></text:span><text:span text:style-name="T56">, </text:span><text:span text:style-name="Source_20_Text"><text:span text:style-name="T15">stdin</text:span></text:span><text:span text:style-name="T56">, is info inputted into the terminal through the keyboard or input device. </text:span></text:p>
        <text:p text:style-name="P50"><text:span text:style-name="Emphasis"><text:span text:style-name="T56">standard output</text:span></text:span><text:span text:style-name="T56">, </text:span><text:span text:style-name="Source_20_Text"><text:span text:style-name="T15">stdout</text:span></text:span><text:span text:style-name="T56">, is the information outputted after a process is run. </text:span></text:p>
        <text:p text:style-name="P42"><text:span text:style-name="Emphasis">standard error</text:span>, <text:span text:style-name="Source_20_Text"><text:span text:style-name="T13">stderr</text:span></text:span>, is an error message outputted by a failed process. </text:p>
        <text:h text:style-name="P100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64">t</text:span><text:span text:style-name="T56">erminal names</text:span><text:bookmark-end text:name="__RefHeading___Toc3662_382694965"/></text:h>
        <text:p text:style-name="Standard"><text:span text:style-name="T56">Most default applications will have a </text:span><text:span text:style-name="Source_20_Text"><text:span text:style-name="T4">.desktop</text:span></text:span><text:span text:style-name="T56"> file located in</text:span></text:p>
        <text:p text:style-name="Preformatted_20_Text"><text:span text:style-name="T56"><text:s/></text:span><text:span text:style-name="Source_20_Text"><text:span text:style-name="T56">/usr/share/applications</text:span></text:span><text:span text:style-name="T56"> </text:span></text:p>
        <text:h text:style-name="Heading_20_3" text:outline-level="3"><text:bookmark-start text:name="__RefHeading___Toc10157_72527309"/><text:span text:style-name="T102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37">sudo <text:span text:style-name="T24">dpkg</text:span> <text:span text:style-name="T24">-L</text:span> adobe-flashplugin</text:p>
            </table:table-cell>
            <table:table-cell table:style-name="Table16.B1" office:value-type="string">
              <text:p text:style-name="P30"><text:span text:style-name="T103">(</text:span>-<text:span text:style-name="T103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65">So, if you have a .deb file </text:p>
        <text:p text:style-name="P63"><text:span text:style-name="T29">1. y</text:span><text:span text:style-name="T27">o</text:span>u can <text:span text:style-name="T27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5"><text:span text:style-name="T24">sudo dpkg -i /path/to/.deb</text:span> </text:p>
            </table:table-cell>
            <table:table-cell table:style-name="Table17.B1" office:value-type="string">
              <text:p text:style-name="P74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14">sudo apt-get install -f</text:span><text:span text:style-name="T24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70"><text:span text:style-name="T68">2. </text:span><text:span text:style-name="T5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1">apt-get install package_name</text:p>
            </table:table-cell>
          </table:table-row>
        </table:table>
        <text:p text:style-name="P64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5">/var/cache/apt/archives/directory...</text:p>
            </table:table-cell>
          </table:table-row>
        </table:table>
        <text:p text:style-name="P61"><text:span text:style-name="T55">3. or i</text:span>nstall gdebi and open your <text:span text:style-name="T1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9">sudo <text:span text:style-name="T53">killall</text:span> mplayer </text:p>
        <text:p text:style-name="P9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103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56">sudo add-apt-repository --remove ppa:whatever/ppa</text:span></text:span></text:p>
        <text:p text:style-name="Standard">or</text:p>
        <text:p text:style-name="Preformatted_20_Text"><text:span text:style-name="Source_20_Text"><text:span text:style-name="T56">sudo apt-get install ppa-purge</text:span></text:span></text:p>
        <text:p text:style-name="Preformatted_20_Text"><text:span text:style-name="Source_20_Text"><text:span text:style-name="T56">sudo ppa-purge ppa_name</text:span></text:span></text:p>
        <text:p text:style-name="Preformatted_20_Text"><text:span text:style-name="Source_20_Text"><text:span text:style-name="T5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67">Give execute permission to your script:</text:p>
        <text:p text:style-name="P28"><text:span text:style-name="Source_20_Text"><text:span text:style-name="T24">chmod +x </text:span></text:span><text:span text:style-name="Source_20_Text">/path/to/yourscript.sh</text:span></text:p>
        <text:p text:style-name="P67">And to run your script:</text:p>
        <text:p text:style-name="P28"><text:span text:style-name="Source_20_Text">/path/to/yourscript.sh</text:span></text:p>
        <text:p text:style-name="Standard"><text:span text:style-name="Source_20_Text"><text:span text:style-name="T34">Since . refers to the current directory: if </text:span></text:span><text:span text:style-name="Source_20_Text"><text:span text:style-name="T4">yourscript.sh</text:span></text:span><text:span text:style-name="Source_20_Text"><text:span text:style-name="T35"> </text:span></text:span><text:span text:style-name="Source_20_Text"><text:span text:style-name="T34">is in the current directory, you can simplify this to: </text:span></text:span><text:span text:style-name="Source_20_Text"><text:span text:style-name="T4">./yourscript.sh</text:span></text:span></text:p>
        <text:h text:style-name="Heading_20_3" text:outline-level="3"><text:bookmark-start text:name="__RefHeading___Toc2129_37273550"/>pausing install<text:bookmark-end text:name="__RefHeading___Toc2129_37273550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User_20_Entry"><text:span text:style-name="T55">c</text:span></text:span><text:span text:style-name="User_20_Entry">trl</text:span>+<text:span text:style-name="User_20_Entry">c</text:span> cancels it but next time <text:span text:style-name="T55">it will </text:span>start from where you left </text:p>
            </table:table-cell>
            <table:table-cell table:style-name="Table3.B1" office:value-type="string">
              <text:p text:style-name="Standard"><text:span text:style-name="User_20_Entry"><text:span text:style-name="T55">ct</text:span></text:span><text:span text:style-name="User_20_Entry">rl</text:span>+<text:span text:style-name="User_20_Entry">z</text:span> stops process but then you can't do another process as it remains locked to the first process</text:p>
            </table:table-cell>
          </table:table-row>
        </table:table>
        <text:p text:style-name="Standard">Using one of the above methods is generally better than just closing the terminal, but if you just close the terminal while it's downloading packages, it <text:span text:style-name="Emphasis">should</text:span> start the download right where it stopped next time you run </text:p>
        <text:p text:style-name="P48"><text:span text:style-name="Source_20_Text"><text:span text:style-name="T3">sudo apt-get upgrade</text:span></text:span></text:p>
        <text:p text:style-name="Standard">If you want to restart the download after using <text:span text:style-name="User_20_Entry"><text:span text:style-name="T3">Ctrl</text:span></text:span><text:span text:style-name="T3">+</text:span><text:span text:style-name="User_20_Entry"><text:span text:style-name="T3">z</text:span></text:span>:</text:p>
        <text:list xml:id="list1997366626772088617" text:style-name="L1">
          <text:list-item>
            <text:p text:style-name="P89">Check paused tasks by typing <text:span text:style-name="Source_20_Text">jobs</text:span></text:p>
          </text:list-item>
          <text:list-item>
            <text:p text:style-name="P89">To resume a process, type <text:span text:style-name="Source_20_Text">fg</text:span> </text:p>
          </text:list-item>
          <text:list-item>
            <text:p text:style-name="P83">If you have multiple tasks, then type <text:span text:style-name="Source_20_Text">fg 1</text:span>, <text:span text:style-name="Source_20_Text">fg 2</text:span>, etc… </text:p>
          </text:list-item>
        </text:list>
        <text:p text:style-name="Standard">Make sure, however, that you never stop it while it's installing the downloaded packages, since this will result in a lock on apt-get, which will require a computer restart or reconfiguration of apt, and you'll have to start at the beginning of the installation.</text:p>
        <text:p text:style-name="Standard">If you would like to start another apt-get process - after pausing the first process, run</text:p>
        <text:p text:style-name="Preformatted_20_Text"><text:span text:style-name="Source_20_Text"><text:span text:style-name="T3">sudo rm /var/lib/dpkg/lock &amp;&amp;</text:span></text:span><text:span text:style-name="Source_20_Text"> </text:span></text:p>
        <text:p text:style-name="Preformatted_20_Text">sudo rm /var/cache/apt/archives/lock</text:p>
        <text:p text:style-name="Standard">it won't look like it did anything, but you should be able to start another apt-get process.</text:p>
        <text:p text:style-name="Standard">To kill a command that you've paused with <text:span text:style-name="User_20_Entry">Ctrl</text:span>+<text:span text:style-name="User_20_Entry">z</text:span>, enter <text:span text:style-name="Source_20_Text">kill -9 %x</text:span> into the terminal, replacing x with the number that the paused process is (see <text:span text:style-name="Source_20_Text">jobs</text:span>). The process will remain in the list, but it will say "killed" after it instead of "stopped", indicating it is no longer active.</text:p>
        <text:h text:style-name="Heading_20_2" text:outline-level="2"><text:bookmark-start text:name="__RefHeading___Toc869_553901057"/>Install updates<text:bookmark-end text:name="__RefHeading___Toc869_553901057"/></text:h>
        <text:p text:style-name="P32"><text:span text:style-name="Source_20_Text"><text:span text:style-name="T74">sudo apt-get update</text:span></text:span><text:span text:style-name="Source_20_Text"><text:span text:style-name="T56"> <text:s text:c="7"/></text:span></text:span></text:p>
        <text:p text:style-name="P66"># Fetches the list of available updat<text:span text:style-name="T47">es</text:span></text:p>
        <text:p text:style-name="P32"><text:span text:style-name="Source_20_Text"><text:span text:style-name="T74">sudo apt-get upgrade</text:span></text:span><text:span text:style-name="Source_20_Text"><text:span text:style-name="T56"> <text:s text:c="6"/></text:span></text:span></text:p>
        <text:p text:style-name="P66"># Strictly upgrades the current pack<text:span text:style-name="T47">age</text:span>s</text:p>
        <text:p text:style-name="P9"><text:span text:style-name="T24">sudo apt-get dist-upgrade</text:span> <text:s/></text:p>
        <text:p text:style-name="P66"># Installs <text:span text:style-name="T84">system </text:span>updates (new ones)</text:p>
        <text:h text:style-name="Heading_20_2" text:outline-level="2"><text:bookmark-start text:name="__RefHeading___Toc1026_1285522627"/><text:soft-page-break/>fixing repos<text:bookmark-end text:name="__RefHeading___Toc1026_1285522627"/></text:h>
        <text:p text:style-name="P8"><text:span text:style-name="Source_20_Text"><text:span text:style-name="T56">sudo apt-get update | grep "Failed"</text:span></text:span></text:p>
        <text:p text:style-name="P8"><text:span text:style-name="Source_20_Text"><text:span text:style-name="T56">sudo add-apt-repository --remove ppa:{failing ppa}</text:span></text:span></text:p>
        <text:p text:style-name="P8"><text:span text:style-name="Source_20_Text"><text:span text:style-name="T56"/></text:span></text:p>
        <text:p text:style-name="P8"><text:span text:style-name="Source_20_Text"><text:span text:style-name="T56">sudo add-apt-repository --remove ppa:upubuntu-com/web</text:span></text:span></text:p>
        <text:h text:style-name="Heading_20_2" text:outline-level="2"><text:bookmark-start text:name="__RefHeading___Toc2382_1677407077"/><text:span text:style-name="Source_20_Text">specific apps</text:span><text:bookmark-end text:name="__RefHeading___Toc2382_1677407077"/></text:h>
        <text:h text:style-name="Heading_20_3" text:outline-level="3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reformatted_20_Text">-<text:span text:style-name="T115">p</text:span></text:p>
            </table:table-cell>
            <table:table-cell table:style-name="Table26.B1" office:value-type="string">
              <text:p text:style-name="Preformatted_20_Text">--<text:span text:style-name="T115">play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t</text:span></text:p>
            </table:table-cell>
            <table:table-cell table:style-name="Table26.B2" office:value-type="string">
              <text:p text:style-name="Preformatted_20_Text">--<text:span text:style-name="T115">play-pause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u</text:span></text:p>
            </table:table-cell>
            <table:table-cell table:style-name="Table26.B2" office:value-type="string">
              <text:p text:style-name="Preformatted_20_Text">--<text:span text:style-name="T115">pause</text:span></text:p>
            </table:table-cell>
          </table:table-row>
          <table:table-row>
            <table:table-cell table:style-name="Table26.A2" office:value-type="string">
              <text:p text:style-name="P125">-s</text:p>
            </table:table-cell>
            <table:table-cell table:style-name="Table26.B2" office:value-type="string">
              <text:p text:style-name="P125">--stop</text:p>
            </table:table-cell>
          </table:table-row>
          <table:table-row>
            <table:table-cell table:style-name="Table26.A2" office:value-type="string">
              <text:p text:style-name="P125">-r</text:p>
            </table:table-cell>
            <table:table-cell table:style-name="Table26.B2" office:value-type="string">
              <text:p text:style-name="Preformatted_20_Text">--<text:span text:style-name="T115">previous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f</text:span></text:p>
            </table:table-cell>
            <table:table-cell table:style-name="Table26.B2" office:value-type="string">
              <text:p text:style-name="Preformatted_20_Text">--<text:span text:style-name="T115">next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v</text:span></text:p>
            </table:table-cell>
            <table:table-cell table:style-name="Table26.B2" office:value-type="string">
              <text:p text:style-name="Preformatted_20_Text">--<text:span text:style-name="T115">volume &lt;value&gt;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a</text:span></text:p>
            </table:table-cell>
            <table:table-cell table:style-name="Table26.B2" office:value-type="string">
              <text:p text:style-name="Preformatted_20_Text">--<text:span text:style-name="T115">appen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l</text:span></text:p>
            </table:table-cell>
            <table:table-cell table:style-name="Table26.B2" office:value-type="string">
              <text:p text:style-name="Preformatted_20_Text">--<text:span text:style-name="T115">load</text:span></text:p>
            </table:table-cell>
          </table:table-row>
          <table:table-row>
            <table:table-cell table:style-name="Table26.A2" office:value-type="string">
              <text:p text:style-name="Preformatted_20_Text">-<text:span text:style-name="T115">h</text:span></text:p>
            </table:table-cell>
            <table:table-cell table:style-name="Table26.B2" office:value-type="string">
              <text:p text:style-name="Preformatted_20_Text">--<text:span text:style-name="T115">help</text:span></text:p>
            </table:table-cell>
          </table:table-row>
        </table:table>
        <text:p text:style-name="P88"/>
        <text:h text:style-name="P97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82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22">lsblk</text:p>
            </table:table-cell>
            <table:table-cell table:style-name="Table2.A1" office:value-type="string">
              <text:p text:style-name="P122">fdisk -l</text:p>
            </table:table-cell>
            <table:table-cell table:style-name="Table2.A1" office:value-type="string">
              <text:p text:style-name="P122">parted -l</text:p>
            </table:table-cell>
            <table:table-cell table:style-name="Table2.D1" office:value-type="string">
              <text:p text:style-name="P122">df -h</text:p>
            </table:table-cell>
          </table:table-row>
        </table:table>
        <text:p text:style-name="P121"/>
        <text:p text:style-name="P79"><text:span text:style-name="T13">lsblk</text:span> - list block devices</text:p>
        <text:h text:style-name="Heading_20_3" text:outline-level="3"><text:bookmark-start text:name="__RefHeading___Toc1020_1285522627"/>scandisk<text:bookmark-end text:name="__RefHeading___Toc1020_1285522627"/></text:h>
        <text:p text:style-name="P123">fsck -<text:span text:style-name="T48">a </text:span><text:span text:style-name="T49">/</text:span>dev<text:span text:style-name="T49">/</text:span>sd<text:span text:style-name="T48">d1</text:span></text:p>
        <text:p text:style-name="P122"><text:span text:style-name="T50">-</text:span><text:span text:style-name="T51">a </text:span>auto repair <text:span text:style-name="T48">(-y also)</text:span></text:p>
        <text:p text:style-name="P79"><text:span text:style-name="T13">gparted</text:span> <text:span text:style-name="T52">is the</text:span> GUI</text:p>
        <text:h text:style-name="Heading_20_2" text:outline-level="2"><text:bookmark-start text:name="__RefHeading___Toc3690_382694965"/>Manual <text:span text:style-name="T96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124"><text:span text:style-name="Source_20_Text">$ </text:span><text:span text:style-name="Source_20_Text"><text:span text:style-name="T24">man</text:span></text:span><text:span text:style-name="Source_20_Text"> l</text:span><text:span text:style-name="Source_20_Text"><text:span text:style-name="T95">s</text:span></text:span></text:p>
            </table:table-cell>
          </table:table-row>
        </table:table>
        <text:p text:style-name="P87"><text:span text:style-name="Source_20_Text"><text:span text:style-name="T33">to get </text:span></text:span><text:span text:style-name="Source_20_Text"><text:span text:style-name="T36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36"><text:span text:style-name="Source_20_Text"><text:span text:style-name="T77">s</text:span></text:span><text:span text:style-name="Source_20_Text"><text:span text:style-name="T76">ystemctl poweroff </text:span></text:span><text:span text:style-name="Source_20_Text"><text:span text:style-name="T91">(or</text:span></text:span><text:span text:style-name="Source_20_Text"><text:span text:style-name="T90"> reboot, </text:span></text:span><text:span text:style-name="Source_20_Text"><text:span text:style-name="T91">or </text:span></text:span><text:span text:style-name="Source_20_Text"><text:span text:style-name="T90">suspend</text:span></text:span><text:span text:style-name="Source_20_Text"><text:span text:style-name="T91">)</text:span></text:span></text:p>
        <text:h text:style-name="Heading_20_2" text:outline-level="2"><text:span text:style-name="Source_20_Text"/></text:h>
        <text:h text:style-name="P11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P68"><text:span text:style-name="Source_20_Text"><text:span text:style-name="T33">Top displays a list of processes, with the ones using the most CPU at the top.</text:span></text:span></text:p>
        <text:p text:style-name="P68"><text:span text:style-name="Source_20_Text"><text:span text:style-name="T33"/></text:span></text:p>
        <text:p text:style-name="P68"><text:span text:style-name="Strong_20_Emphasis"><text:span text:style-name="T22">htop</text:span></text:span><text:span text:style-name="Source_20_Text"><text:span text:style-name="T43"> is an improved </text:span></text:span><text:span text:style-name="Source_20_Text"><text:span text:style-name="T11">top</text:span></text:span><text:span text:style-name="Source_20_Text"><text:span text:style-name="T43"> </text:span></text:span><text:span text:style-name="Source_20_Text"><text:span text:style-name="T4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39"><text:span text:style-name="Source_20_Text"><text:span text:style-name="T25">ps</text:span></text:span><text:span text:style-name="Source_20_Text"><text:span text:style-name="T108"> -A | grep firefox </text:span></text:span><text:span text:style-name="Source_20_Text"><text:span text:style-name="T40">lists running processes</text:span></text:span></text:p>
        <text:p text:style-name="P115"><text:span text:style-name="T24">pstree</text:span> -A | grep firefox <text:span text:style-name="T41">with</text:span><text:span text:style-name="T42"> a nice tree</text:span>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P75"><text:span text:style-name="Source_20_Text"><text:span text:style-name="T110">a</text:span></text:span><text:span text:style-name="Source_20_Text"><text:span text:style-name="T42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Standard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69"><text:span text:style-name="T101">to </text:span>kill a process, given its <text:span text:style-name="T24">process ID</text:span></text:p>
        <text:p text:style-name="P35"><text:span text:style-name="T100">kill </text:span><text:span text:style-name="T31">$(prgrep vlc)</text:span></text:p>
        <text:h text:style-name="Heading_20_3" text:outline-level="3"><text:bookmark-start text:name="__RefHeading___Toc2018_451784513"/>pkill &amp; killall<text:bookmark-end text:name="__RefHeading___Toc2018_451784513"/></text:h>
        <text:p text:style-name="P56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40"><text:span text:style-name="T24">pkill</text:span> firefox</text:p>
            </table:table-cell>
            <table:table-cell table:style-name="Table23.B1" office:value-type="string">
              <text:p text:style-name="P40"><text:span text:style-name="T24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09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116"><text:span text:style-name="Source_20_Text"><text:span text:style-name="T83">$ </text:span></text:span><text:span text:style-name="Source_20_Text"><text:span text:style-name="T82">gedit</text:span></text:span><text:span text:style-name="Source_20_Text"><text:span text:style-name="T78"> &amp; disown</text:span></text:span></text:p>
            </table:table-cell>
            <table:covered-table-cell/>
            <table:table-cell table:style-name="Table24.C1" office:value-type="string">
              <text:p text:style-name="P76"/>
            </table:table-cell>
          </table:table-row>
          <table:table-row>
            <table:table-cell table:style-name="Table24.A5" table:number-columns-spanned="3" office:value-type="string">
              <text:p text:style-name="P77"><text:span text:style-name="T109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77">Another option is to <text:span text:style-name="T113">launch the task in the </text:span>backgrnd, by placing an <text:span text:style-name="Source_20_Text"><text:span text:style-name="T112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116">$ gedit <text:span text:style-name="T24">&amp;</text:span></text:p>
            </table:table-cell>
            <table:table-cell table:style-name="Table24.B4" table:number-columns-spanned="2" office:value-type="string">
              <text:p text:style-name="P116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77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116"><text:span text:style-name="Source_20_Text">ls /home &gt; dir.file </text:span><text:span text:style-name="Source_20_Text"><text:span text:style-name="T24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116"><text:line-break/></text:p>
        <text:h text:style-name="P98" text:outline-level="1"><text:bookmark-start text:name="__RefHeading___Toc809_1365304481"/><text:soft-page-break/><text:span text:style-name="T67">A</text:span><text:span text:style-name="T56">rchives</text:span><text:bookmark-end text:name="__RefHeading___Toc809_1365304481"/></text:h>
        <text:h text:style-name="P103" text:outline-level="2"><text:bookmark-start text:name="__RefHeading___Toc811_1365304481"/>TAR<text:bookmark-end text:name="__RefHeading___Toc811_1365304481"/></text:h>
        <text:p text:style-name="P41">"<text:span text:style-name="T23">tar</text:span>" stands for <text:span text:style-name="T46">tape archive</text:span>.</text:p>
        <text:p text:style-name="P10">tar [-] <text:span text:style-name="T24">A</text:span> --catenate --concatenate |</text:p>
        <text:p text:style-name="P10"><text:s text:c="8"/><text:span text:style-name="T24">c</text:span> --create | </text:p>
        <text:p text:style-name="P10"><text:s text:c="8"/><text:span text:style-name="T24">d</text:span> --diff --compare | </text:p>
        <text:p text:style-name="P10"><text:s text:c="10"/>--delete | <text:span text:style-name="T24">r</text:span> --append | </text:p>
        <text:p text:style-name="P10"><text:s text:c="8"/><text:span text:style-name="T24">t</text:span> --list <text:s text:c="2"/>| <text:s text:c="2"/>--test-label | </text:p>
        <text:p text:style-name="P10"><text:s text:c="8"/><text:span text:style-name="T24">u</text:span> --update | <text:span text:style-name="T24">x</text:span> --extract </text:p>
        <text:p text:style-name="P10"><text:s text:c="7"/>--get [<text:span text:style-name="T46">options</text:span>] [<text:span text:style-name="T46">pathname</text:span> ...]</text:p>
        <text:p text:style-name="Text_20_body"><text:span text:style-name="T56">The first </text:span><text:a xlink:type="simple" xlink:href="http://www.computerhope.com/jargon/a/argument.htm" text:style-name="Internet_20_link" text:visited-style-name="Visited_20_Internet_20_Link"><text:span text:style-name="T56">argument</text:span></text:a><text:span text:style-name="T56"> to </text:span><text:span text:style-name="T79">tar</text:span><text:span text:style-name="T56"> should be a </text:span><text:span text:style-name="T80">function</text:span><text:span text:style-name="T56"> specification: either one of the letters </text:span><text:span text:style-name="T79">A</text:span><text:span text:style-name="T56">, </text:span><text:span text:style-name="T79">c</text:span><text:span text:style-name="T56">, </text:span><text:span text:style-name="T79">d</text:span><text:span text:style-name="T56">, </text:span><text:span text:style-name="T79">r</text:span><text:span text:style-name="T56">, </text:span><text:span text:style-name="T79">t</text:span><text:span text:style-name="T56">, </text:span><text:span text:style-name="T79">u</text:span><text:span text:style-name="T56">, or </text:span><text:span text:style-name="T79">x</text:span><text:span text:style-name="T56">, or one of the long function names. A function letter does not need to be prefixed with a dash ("</text:span><text:span text:style-name="T79">-</text:span><text:span text:style-name="T56">"), and may be combined with other single-letter options. A long function name must be prefixed with a double dash ("</text:span><text:span text:style-name="T79">--</text:span><text:span text:style-name="T56">"). Some options take a </text:span><text:a xlink:type="simple" xlink:href="http://www.computerhope.com/jargon/p/paramete.htm" text:style-name="Internet_20_link" text:visited-style-name="Visited_20_Internet_20_Link"><text:span text:style-name="T56">parameter</text:span></text:a><text:span text:style-name="T56">; with the single-letter form these must be given as separate arguments. With the long form, they may be given by appending "</text:span><text:span text:style-name="T79">=</text:span><text:span text:style-name="T80">value</text:span><text:span text:style-name="T56">" to the option.</text:span></text:p>
        <text:p text:style-name="P4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2">tar --create --file=arch.tar file1 file2</text:p>
              <text:p text:style-name="P11">tar -c -f archive.tar file1 file2</text:p>
              <text:p text:style-name="P11">tar -cf <text:s text:c="2"/>archive.tar file1 file2</text:p>
              <text:p text:style-name="P11">tar cf <text:s text:c="3"/>archive.tar file1 file2</text:p>
            </table:table-cell>
          </table:table-row>
        </table:table>
        <text:p text:style-name="P4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17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0">x extract</text:p>
            </table:table-cell>
            <table:table-cell table:style-name="Table12.B2" office:value-type="string">
              <text:p text:style-name="P20">v list files</text:p>
            </table:table-cell>
          </table:table-row>
          <table:table-row>
            <table:table-cell table:style-name="Table12.A2" office:value-type="string">
              <text:p text:style-name="P4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4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03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56">unzip file.zip -d destination_folder</text:span></text:span></text:p>
        <text:h text:style-name="P99" text:outline-level="1"><text:bookmark-start text:name="__RefHeading___Toc2079_451784513"/><text:span text:style-name="Source_20_Text"><text:span text:style-name="T93">personalize bash</text:span></text:span><text:bookmark-end text:name="__RefHeading___Toc2079_451784513"/></text:h>
        <text:p text:style-name="P36"><text:span text:style-name="Source_20_Text">~/.bashrc</text:span></text:p>
        <text:h text:style-name="P102" text:outline-level="3"><text:bookmark-start text:name="__RefHeading___Toc2002_451784513"/><text:span text:style-name="Source_20_Text">autocompletion</text:span><text:bookmark-end text:name="__RefHeading___Toc2002_451784513"/></text:h>
        <text:p text:style-name="P68"><text:span text:style-name="Source_20_Text"><text:span text:style-name="T33">To enable smart completion, </text:span></text:span><text:span text:style-name="Source_20_Text"><text:span text:style-name="T37">in</text:span></text:span></text:p>
        <text:p text:style-name="P36"><text:span text:style-name="Source_20_Text">/etc/bash.bashrc </text:span></text:p>
        <text:p text:style-name="P68"><text:span text:style-name="Source_20_Text"><text:span text:style-name="T33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6"><text:span text:style-name="Source_20_Text"><text:span text:style-name="T89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109" text:outline-level="2"><text:bookmark-start text:name="__RefHeading___Toc2004_451784513"/><text:span text:style-name="Source_20_Text">color</text:span><text:span text:style-name="Source_20_Text"><text:span text:style-name="T97">s</text:span></text:span><text:span text:style-name="Source_20_Text"> meaning</text:span><text:bookmark-end text:name="__RefHeading___Toc2004_451784513"/></text:h>
        <text:p text:style-name="P36"><text:span text:style-name="Source_20_Text"><text:span text:style-name="T98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6"><text:span text:style-name="Source_20_Text"><text:span text:style-name="T98">{ <text:s text:c="5"/></text:span></text:span></text:p>
        <text:p text:style-name="P36"><text:span text:style-name="Source_20_Text"><text:span text:style-name="T98"><text:s text:c="2"/>IFS=: <text:s text:c="4"/></text:span></text:span></text:p>
        <text:p text:style-name="P36"><text:span text:style-name="Source_20_Text"><text:span text:style-name="T98"><text:s text:c="2"/>for i in $LS_COLORS <text:s text:c="4"/></text:span></text:span></text:p>
        <text:p text:style-name="P36"><text:span text:style-name="Source_20_Text"><text:span text:style-name="T98"><text:s text:c="2"/>do <text:s text:c="7"/></text:span></text:span></text:p>
        <text:p text:style-name="P36"><text:span text:style-name="Source_20_Text"><text:span text:style-name="T98"><text:s text:c="4"/>echo -e "\e[${i#*=}m$( x=${i%=*}; [ "${!x}" ] &amp;&amp; echo "${!x}" || echo "$x" )\e[m" </text:span></text:span></text:p>
        <text:p text:style-name="P36"><text:span text:style-name="Source_20_Text"><text:span text:style-name="T98"><text:s text:c="2"/>done <text:s text:c="6"/></text:span></text:span></text:p>
        <text:p text:style-name="P60"><text:span text:style-name="Source_20_Text"><text:span text:style-name="T98">}</text:span></text:span></text:p>
        <text:p text:style-name="P52"/>
        <text:p text:style-name="P34"/>
        <text:p text:style-name="Preformatted_20_Text"/>
        <text:p text:style-name="Preformatted_20_Text"/>
        <text:p text:style-name="Text_20_body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oft-page-break/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A3532AACC3B2CE8B.png" xlink:type="simple" xlink:show="embed" xlink:actuate="onLoad"/></draw:frame></text:span><text:span text:style-name="MT1"> </text:span><text:tab/><text:span text:style-name="MT1">print3</text:span><text:tab/><text:span text:style-name="MT2">v0.3.3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6-11-22T18:50:23.174401632</dc:date>
    <meta:editing-duration>P1DT11H9M22S</meta:editing-duration>
    <meta:editing-cycles>193</meta:editing-cycles>
    <meta:generator>LibreOffice/5.1.4.2$Linux_X86_64 LibreOffice_project/10m0$Build-2</meta:generator>
    <meta:print-date>2016-06-02T19:32:07.683965501</meta:print-date>
    <meta:document-statistic meta:table-count="26" meta:image-count="2" meta:object-count="0" meta:page-count="9" meta:paragraph-count="326" meta:word-count="1735" meta:character-count="10117" meta:non-whitespace-character-count="8548"/>
  </office:meta>
</office:document-meta>
</file>